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43cm" fo:min-width="4.58cm"/>
    </style:style>
    <style:style style:name="gr2" style:family="graphic" style:parent-style-name="objectwithoutfill">
      <style:graphic-properties svg:stroke-width="0.988cm" draw:marker-start-width="1.674cm" draw:marker-end="Arrow" draw:marker-end-width="1.774cm" draw:fill="solid" draw:textarea-vertical-align="middle" fo:padding-top="0.611cm" fo:padding-bottom="0.611cm" fo:padding-left="0.736cm" fo:padding-right="0.736cm"/>
    </style:style>
    <style:style style:name="gr3" style:family="graphic" style:parent-style-name="standard">
      <style:graphic-properties draw:textarea-horizontal-align="justify" draw:textarea-vertical-align="middle" draw:auto-grow-height="false" fo:min-height="11.993cm" fo:min-width="8.55cm"/>
    </style:style>
    <style:style style:name="gr4" style:family="graphic" style:parent-style-name="standard">
      <style:graphic-properties draw:textarea-horizontal-align="justify" draw:textarea-vertical-align="middle" draw:auto-grow-height="false" fo:min-height="11.993cm" fo:min-width="8.534cm"/>
    </style:style>
    <style:style style:name="gr5" style:family="graphic" style:parent-style-name="objectwithoutfill">
      <style:graphic-properties svg:stroke-width="2.117cm" draw:marker-start-width="3.356cm" draw:marker-end="Arrow" draw:marker-end-width="3.456cm" draw:fill="solid" draw:textarea-vertical-align="middle" fo:padding-top="1.164cm" fo:padding-bottom="1.164cm" fo:padding-left="1.289cm" fo:padding-right="1.289cm"/>
    </style:style>
    <style:style style:name="gr6" style:family="graphic" style:parent-style-name="objectwithoutfill">
      <style:graphic-properties svg:stroke-width="2.117cm" draw:marker-start-width="3.367cm" draw:marker-end="Arrow" draw:marker-end-width="3.467cm" draw:fill="solid" draw:textarea-vertical-align="middle" fo:padding-top="1.175cm" fo:padding-bottom="1.175cm" fo:padding-left="1.3cm" fo:padding-right="1.3cm"/>
    </style:style>
    <style:style style:name="gr7" style:family="graphic" style:parent-style-name="objectwithoutfill">
      <style:graphic-properties draw:stroke="solid" svg:stroke-width="2.117cm" draw:marker-start-width="3.367cm" draw:marker-end="Arrow" draw:marker-end-width="3.467cm" draw:fill="solid" draw:textarea-vertical-align="middle" fo:padding-top="1.175cm" fo:padding-bottom="1.175cm" fo:padding-left="1.3cm" fo:padding-right="1.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7.493cm" svg:x="8.467cm" svg:y="6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7.493cm" svg:x="13.55cm" svg:y="6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7.493cm" svg:x="18.589cm" svg:y="6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7.493cm" svg:x="23.667cm" svg:y="6.3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8cm" svg:y1="10.175cm" svg:x2="8.863cm" svg:y2="10.175cm">
          <text:p/>
        </draw:line>
        <draw:line draw:style-name="gr2" draw:text-style-name="P2" draw:layer="layout" svg:x1="14.209cm" svg:y1="10.175cm" svg:x2="18.146cm" svg:y2="10.175cm">
          <text:p/>
        </draw:line>
        <draw:line draw:style-name="gr2" draw:text-style-name="P2" draw:layer="layout" svg:x1="26.23cm" svg:y1="12.143cm" svg:x2="26.23cm" svg:y2="8.206cm">
          <text:p/>
        </draw:line>
        <draw:line draw:style-name="gr2" draw:text-style-name="P2" draw:layer="layout" svg:x1="21.231cm" svg:y1="8.353cm" svg:x2="21.231cm" svg:y2="12.29cm">
          <text:p/>
        </draw:line>
        <draw:custom-shape draw:style-name="gr3" draw:text-style-name="P1" draw:layer="layout" svg:width="9.05cm" svg:height="12.243cm" svg:x="1.113cm" svg:y="18.9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034cm" svg:height="12.243cm" svg:x="10.169cm" svg:y="18.9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034cm" svg:height="12.243cm" svg:x="19.1cm" svg:y="18.9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05cm" svg:height="12.243cm" svg:x="28.131cm" svg:y="18.90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47cm" svg:y1="25.039cm" svg:x2="1.661cm" svg:y2="25.039cm">
          <text:p/>
        </draw:line>
        <draw:line draw:style-name="gr6" draw:text-style-name="P2" draw:layer="layout" svg:x1="11.702cm" svg:y1="25.039cm" svg:x2="18.688cm" svg:y2="25.039cm">
          <text:p/>
        </draw:line>
        <draw:line draw:style-name="gr7" draw:text-style-name="P2" draw:layer="layout" svg:x1="32.879cm" svg:y1="28.531cm" svg:x2="32.879cm" svg:y2="21.545cm">
          <text:p/>
        </draw:line>
        <draw:line draw:style-name="gr7" draw:text-style-name="P2" draw:layer="layout" svg:x1="23.74cm" svg:y1="21.806cm" svg:x2="23.74cm" svg:y2="28.79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0T09:59:53.863000000</meta:creation-date>
    <dc:date>2020-06-20T13:10:07.734000000</dc:date>
    <meta:editing-duration>PT2H39M10S</meta:editing-duration>
    <meta:editing-cycles>7</meta:editing-cycles>
    <meta:generator>LibreOffice/6.4.3.2$Windows_X86_64 LibreOffice_project/747b5d0ebf89f41c860ec2a39efd7cb15b54f2d8</meta:generator>
    <meta:document-statistic meta:object-count="16"/>
  </office:meta>
</office:document-meta>
</file>